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3.859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3.859cm"/>
    </style:style>
    <style:style style:name="pr6" style:family="presentation" style:parent-style-name="Default-notes">
      <style:graphic-properties draw:fill-color="#ffffff" fo:min-height="13.364cm"/>
    </style:style>
    <style:style style:name="P1" style:family="paragraph">
      <style:text-properties fo:font-size="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PPE : Maison des Ligues </text:p>
          </draw:text-box>
        </draw:frame>
        <draw:frame presentation:style-name="pr2" draw:text-style-name="P1" draw:layer="layout" svg:width="25.199cm" svg:height="13.927cm" svg:x="1.4cm" svg:y="4.88cm" presentation:class="subtitle" presentation:user-transformed="true">
          <draw:text-box>
            <text:p>La gestion des inscriptions aux compétitions est encore aujourd’hui assurée par les ligues avec des tableurs, et le développement d’un logiciel davantage adapté est en cours. L’application en question permet de gérer un ensemble de compétitions, de personnes, et d’affecter des personnes à des compétitions. Il est possible que certaines compétitions soient réservées à des équipes et qu’il soit impossible à une personne seule de s’inscrire. dans le cas, tous les membres de l’équipe doivent être enregistrés.</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draw:text-box>
            <text:p>Plan</text:p>
          </draw:text-box>
        </draw:frame>
        <draw:frame presentation:style-name="pr5" draw:layer="layout" svg:width="25.199cm" svg:height="13.859cm" svg:x="1.4cm" svg:y="4.914cm" presentation:class="outline">
          <draw:text-box>
            <text:list text:style-name="L3">
              <text:list-item>
                <text:p>Spécification du besoin</text:p>
              </text:list-item>
              <text:list-item>
                <text:p>Contraintes</text:p>
              </text:list-item>
              <text:list-item>
                <text:p>Retour sur Itération 1</text:p>
              </text:list-item>
              <text:list-item>
                <text:p>Résultats attendus lors de l'itération 2</text:p>
              </text:list-item>
              <text:list-item>
                <text:p>Résultat de notre Itération 2</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Spécification du besoin</text:p>
          </draw:text-box>
        </draw:frame>
        <draw:frame presentation:style-name="pr5" draw:layer="layout" svg:width="25.199cm" svg:height="13.859cm" svg:x="1.4cm" svg:y="4.914cm" presentation:class="outline" presentation:user-transformed="true">
          <draw:text-box>
            <text:list text:style-name="L3">
              <text:list-item>
                <text:p>Gerer les niveaux d'acces utilisateurs</text:p>
              </text:list-item>
              <text:list-item>
                <text:p>Production de tests unitaires</text:p>
              </text:list-item>
              <text:list-item>
                <text:p>Implantation d'une interface graphique</text:p>
              </text:list-item>
              <text:list-item>
                <text:p>Implantation d'une base de donnée</text:p>
              </text:list-item>
              <text:list-item>
                <text:p>Gestion d'envois de mail</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3.506cm" svg:x="1.4cm" svg:y="0.837cm" presentation:class="title">
          <draw:text-box>
            <text:p>Contraintes</text:p>
          </draw:text-box>
        </draw:frame>
        <draw:frame presentation:style-name="pr5" draw:layer="layout" svg:width="25.199cm" svg:height="13.859cm" svg:x="1.4cm" svg:y="4.914cm" presentation:class="outline" presentation:user-transformed="true">
          <draw:text-box>
            <text:list text:style-name="L3">
              <text:list-item>
                <text:p>Garder le code existant et le modifier afin de gerer exceptions, liasion a la base de donnée et corriger les erreurs <text:s/></text:p>
              </text:list-item>
              <text:list-item>
                <text:p>Respecter l’architecture en couches </text:p>
              </text:list-item>
              <text:list-item>
                <text:p>Utiilisation de logiciel de coordination d'equipe</text:p>
              </text:list-item>
              <text:list-item>
                <text:p>Propreté du code souhaitée</text:p>
              </text:list-item>
            </text:list>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506cm" svg:x="1.4cm" svg:y="0.837cm" presentation:class="title">
          <draw:text-box>
            <text:p>Résumé de notre Itération 1</text:p>
          </draw:text-box>
        </draw:frame>
        <draw:frame presentation:style-name="pr5" draw:layer="layout" svg:width="25.199cm" svg:height="13.859cm" svg:x="1.4cm" svg:y="4.914cm" presentation:class="outline" presentation:user-transformed="true">
          <draw:text-box>
            <text:list text:style-name="L3">
              <text:list-item>
                <text:p>Base de donnée créée, gestion avec le serveur prête.</text:p>
              </text:list-item>
              <text:list-item>
                <text:p>Configuration d'hibernate</text:p>
              </text:list-item>
              <text:list-item>
                <text:p>mise en place de certains tests unitaires </text:p>
              </text:list-item>
              <text:list-item>
                <text:p>Mise à disposition du MCD, Diagramme UML, arborescence de menus</text:p>
                <text:p/>
              </text:list-item>
            </text:list>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draw:text-box>
            <text:p>Itération 2 : Résultats attendus</text:p>
          </draw:text-box>
        </draw:frame>
        <draw:frame presentation:style-name="pr5" draw:layer="layout" svg:width="25.199cm" svg:height="13.859cm" svg:x="1.4cm" svg:y="4.914cm" presentation:class="outline">
          <draw:text-box>
            <text:list text:style-name="L3">
              <text:list-item>
                <text:p>Développement d’une IHM en Java (Swing, JavaFX, ou autre).</text:p>
              </text:list-item>
              <text:list-item>
                <text:p>Possibilité de contacter les candidats.</text:p>
              </text:list-item>
              <text:list-item>
                <text:p>Configuration finale Hibernate</text:p>
              </text:list-item>
              <text:list-item>
                <text:p>Finalisation couche metier</text:p>
                <text:p/>
                <text:p/>
              </text:list-item>
            </text:list>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3.506cm" svg:x="1.4cm" svg:y="0.837cm" presentation:class="title">
          <draw:text-box>
            <text:p>Iteration 2 : resultats</text:p>
          </draw:text-box>
        </draw:frame>
        <draw:frame presentation:style-name="pr5" draw:layer="layout" svg:width="25.199cm" svg:height="13.859cm" svg:x="1.4cm" svg:y="4.914cm" presentation:class="outline" presentation:user-transformed="true">
          <draw:text-box>
            <text:list text:style-name="L3">
              <text:list-item>
                <text:p>Mise en place de l'interface graphique.</text:p>
              </text:list-item>
              <text:list-item>
                <text:p>Debut d'implentation mailing </text:p>
              </text:list-item>
              <text:list-item>
                <text:p>Gestion d'hibernate au point </text:p>
              </text:list-item>
              <text:list-item>
                <text:p>Finalisation couche metier</text:p>
              </text:list-item>
            </text:list>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rmand Biestro</meta:initial-creator>
    <meta:creation-date>2017-04-21T09:20:36.01</meta:creation-date>
    <meta:editing-duration>PT18M39S</meta:editing-duration>
    <meta:editing-cycles>2</meta:editing-cycles>
    <dc:date>2017-04-21T10:10:15.98</dc:date>
    <dc:creator>Armand Biestro</dc:creator>
    <meta:document-statistic meta:object-count="49"/>
    <meta:generator>OpenOffice/4.1.1$Win32 OpenOffice.org_project/411m6$Build-9775</meta:generator>
  </office:meta>
</office:document-meta>
</file>